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A0000018F7D4209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36in" table:align="left" style:shadow="none"/>
    </style:style>
    <style:style style:name="Table1.A" style:family="table-column">
      <style:table-column-properties style:column-width="6.9236in"/>
    </style:style>
    <style:style style:name="Table1.1" style:family="table-row">
      <style:table-row-properties style:min-row-height="4.1806in"/>
    </style:style>
    <style:style style:name="Table1.A1" style:family="table-cell">
      <style:table-cell-properties fo:padding="0.0201in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draw:frame draw:style-name="fr1" draw:name="graphics1" text:anchor-type="paragraph" svg:x="1.8492in" svg:y="0.1102in" svg:width="3.1472in" svg:height="3.9209in" draw:z-index="0"><draw:image xlink:href="Pictures/100002010000016A0000018F7D42096D.png" xlink:type="simple" xlink:show="embed" xlink:actuate="onLoad"/></draw:frame></text:p>
            <text:p text:style-name="P1"/>
            <text:p text:style-name="P1"/>
            <text:p text:style-name="P1"/>
            <text:p text:style-name="P2"><text:span text:style-name="T2"><text:s text:c="73"/></text:span><text:span text:style-name="T1">f</text:span><text:span text:style-name="T2"> <text:s text:c="122"/></text:span><text:span text:style-name="T1">rth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Camilleri</meta:initial-creator>
    <meta:creation-date>2016-03-07T11:38:45.69</meta:creation-date>
    <dc:date>2016-03-07T12:07:46.17</dc:date>
    <dc:creator>Peter Camilleri</dc:creator>
    <meta:editing-duration>PT12M36S</meta:editing-duration>
    <meta:editing-cycles>4</meta:editing-cycles>
    <meta:generator>OpenOffice/4.1.2$Win32 OpenOffice.org_project/412m3$Build-9782</meta:generator>
    <meta:keyword>fOOrth cute_brown_owl owl</meta:keyword>
    <dc:subject>fOOrth Logo</dc:subject>
    <dc:title>The fOOrth Project Logo</dc:title>
    <meta:document-statistic meta:table-count="1" meta:image-count="1" meta:object-count="0" meta:page-count="1" meta:paragraph-count="1" meta:word-count="2" meta:character-count="200"/>
  </office:meta>
</office:document-meta>
</file>